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8.5pt" fo:text-shadow="1pt 1pt" style:font-name-asian="Segoe UI" style:font-size-asian="8.5pt" style:font-name-complex="Segoe UI" style:font-size-complex="8.5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oly Gospel</text:span></text:p>
            <text:p text:style-name="P1"><text:span text:style-name="T2">Mark 1:4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5.08cm" svg:x="1.27cm" svg:y="1.016cm">
          <draw:text-box>
            <text:p text:style-name="P4"><text:span text:style-name="T3">4</text:span><text:span text:style-name="T4">John appeared, baptizing in the wilderness and proclaiming a baptism of repentance for the forgiveness of si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654cm" svg:height="5.334cm" svg:x="1.27cm" svg:y="1.016cm">
          <draw:text-box>
            <text:p text:style-name="P4"><text:span text:style-name="T3">5</text:span><text:span text:style-name="T4">And all the country of Judea and all Jerusalem were going out to him and were being baptized by him in the river Jordan, confessing their sin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5.654cm" svg:height="9.269cm" svg:x="1.27cm" svg:y="1.016cm">
          <draw:text-box>
            <text:p text:style-name="P4"><text:span text:style-name="T3">6</text:span><text:span text:style-name="T4">Now John was clothed with camel’s hair and wore a leather belt around his waist and ate locusts and wild honey. </text:span><text:span text:style-name="T3">7</text:span><text:span text:style-name="T4">And he preached, saying, “After me comes he who is mightier than I, the strap of whose sandals I am not worthy to stoop down and unt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5.654cm" svg:height="6.35cm" svg:x="1.27cm" svg:y="1.016cm">
          <draw:text-box>
            <text:p text:style-name="P4"><text:span text:style-name="T3">8</text:span><text:span text:style-name="T4">I have baptized you with water, but he will baptize you with the Holy Spirit.” </text:span><text:span text:style-name="T3">9</text:span><text:span text:style-name="T4">In those days Jesus came from Nazareth of Galilee and was baptized by John in the Jordan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7" draw:layer="layout" svg:width="25.654cm" svg:height="8.128cm" svg:x="1.27cm" svg:y="1.016cm">
          <draw:text-box>
            <text:p text:style-name="P4"><text:span text:style-name="T3">10</text:span><text:span text:style-name="T4">And when he came up out of the water, immediately he saw the heavens opening and the Spirit descending on him like a dove. </text:span><text:span text:style-name="T3">11</text:span><text:span text:style-name="T4">And a voice came from heaven, “You are my beloved Son; with you I am well pleas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22:25:32.982000000</meta:creation-date>
    <dc:title>Hymn template</dc:title>
    <meta:editing-duration>PT13M46S</meta:editing-duration>
    <meta:editing-cycles>5</meta:editing-cycles>
    <meta:generator>LibreOffice/5.3.7.2$Windows_X86_64 LibreOffice_project/6b8ed514a9f8b44d37a1b96673cbbdd077e24059</meta:generator>
    <meta:initial-creator>Arthur Hoch</meta:initial-creator>
    <dc:date>2018-01-03T15:14:42.091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1-09T22:25:32.701000000"/>
  </office:meta>
</office:document-meta>
</file>